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60000011F227266214BC26F8F.png" manifest:media-type="image/png"/>
  <manifest:file-entry manifest:full-path="Pictures/10000201000000C40000007C3BA7BB36B0712C79.png" manifest:media-type="image/png"/>
  <manifest:file-entry manifest:full-path="Pictures/10000200000001C8000000C71FEB1E886BE5B765.png" manifest:media-type="image/png"/>
  <manifest:file-entry manifest:full-path="Pictures/2000000900002F1B0000149D79BFB55ECA78448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cm" svg:y1="11.077cm" svg:x2="3.05cm" svg:y2="6.076cm">
          <text:p/>
        </draw:line>
        <draw:line draw:style-name="gr1" draw:text-style-name="P1" draw:layer="layout" svg:x1="3.051cm" svg:y1="11.076cm" svg:x2="18.9cm" svg:y2="11.1cm">
          <text:p/>
        </draw:line>
        <draw:frame draw:style-name="gr2" draw:text-style-name="P2" draw:layer="layout" svg:width="1.9cm" svg:height="1.825cm" svg:x="2.3cm" svg:y="8.175cm">
          <draw:text-box>
            <text:p><text:span text:style-name="T1">p</text:span></text:p>
          </draw:text-box>
        </draw:frame>
        <draw:frame draw:style-name="gr2" draw:text-style-name="P2" draw:layer="layout" svg:width="1.1cm" svg:height="1.825cm" svg:x="9.2cm" svg:y="8.175cm">
          <draw:text-box>
            <text:p>x<text:span text:style-name="T2">2</text:span></text:p>
          </draw:text-box>
        </draw:frame>
        <draw:frame draw:style-name="gr3" draw:text-style-name="P3" draw:layer="layout" svg:width="5.356cm" svg:height="3.388cm" svg:x="3.2cm" svg:y="7.7cm">
          <draw:image xlink:href="Pictures/2000000900002F1B0000149D79BFB55ECA784483.svm" xlink:type="simple" xlink:show="embed" xlink:actuate="onLoad" loext:mime-type="image/x-svm">
            <text:p/>
          </draw:image>
          <draw:image xlink:href="Pictures/10000200000001C8000000C71FEB1E886BE5B765.png" xlink:type="simple" xlink:show="embed" xlink:actuate="onLoad" loext:mime-type="image/png"/>
        </draw:frame>
        <draw:frame draw:style-name="gr4" draw:text-style-name="P2" draw:layer="layout" svg:width="2.092cm" svg:height="0.8cm" svg:x="9.6cm" svg:y="11.3cm">
          <draw:text-box>
            <text:p><text:span text:style-name="T3">Reward</text:span></text:p>
          </draw:text-box>
        </draw:frame>
        <draw:frame draw:style-name="gr3" draw:text-style-name="P3" draw:layer="layout" svg:width="3.2cm" svg:height="4.88cm" svg:x="9.4cm" svg:y="6.3cm">
          <draw:image xlink:href="Pictures/10000201000000C40000007C3BA7BB36B0712C79.png" xlink:type="simple" xlink:show="embed" xlink:actuate="onLoad" loext:mime-type="image/png">
            <text:p/>
          </draw:image>
        </draw:frame>
        <draw:frame draw:style-name="gr3" draw:text-style-name="P3" draw:layer="layout" svg:width="9.8cm" svg:height="1.9cm" svg:x="5.3cm" svg:y="9.2cm">
          <draw:image xlink:href="Pictures/10000201000001C60000011F227266214BC26F8F.png" xlink:type="simple" xlink:show="embed" xlink:actuate="onLoad" loext:mime-type="image/png">
            <text:p/>
          </draw:image>
        </draw:frame>
        <draw:frame draw:style-name="gr2" draw:text-style-name="P2" draw:layer="layout" svg:width="1.1cm" svg:height="1.825cm" svg:x="6cm" svg:y="6.7cm">
          <draw:text-box>
            <text:p>x<text:span text:style-name="T2">1</text:span></text:p>
          </draw:text-box>
        </draw:frame>
        <draw:frame draw:style-name="gr2" draw:text-style-name="P2" draw:layer="layout" svg:width="1.1cm" svg:height="1.825cm" svg:x="11.2cm" svg:y="5.775cm">
          <draw:text-box>
            <text:p>x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2:05:08.240265017</meta:creation-date>
    <dc:date>2020-12-09T23:14:14.492252652</dc:date>
    <meta:editing-duration>PT47M7S</meta:editing-duration>
    <meta:editing-cycles>4</meta:editing-cycles>
    <meta:generator>LibreOffice/6.4.6.2$Linux_X86_64 LibreOffice_project/40$Build-2</meta:generator>
    <meta:document-statistic meta:object-count="10"/>
  </office:meta>
</office:document-meta>
</file>